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Thorndale AMT" svg:font-family="'Thorndale AMT'" style:font-family-generic="roman" style:font-pitch="variable"/>
    <style:font-face style:name="Albany AMT" svg:font-family="'Albany AMT'" style:font-family-generic="swiss" style:font-pitch="variable"/>
    <style:font-face style:name="Segoe UI" svg:font-family="'Segoe UI'"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justify" style:justify-single-word="false"/>
    </style:style>
    <style:style style:name="P3" style:family="paragraph" style:parent-style-name="Standard">
      <style:paragraph-properties fo:text-align="end" style:justify-single-word="false"/>
    </style:style>
    <style:style style:name="P4" style:family="paragraph" style:parent-style-name="Standard" style:list-style-name="L1">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style:font-name="Segoe UI"/>
    </style:style>
    <text:list-style style:name="L1">
      <text:list-level-style-number text:level="1" style:num-prefix="(" style:num-suffix=")" style:num-format="a">
        <style:list-level-properties text:space-before="0.635cm" text:min-label-width="0.635cm"/>
      </text:list-level-style-number>
      <text:list-level-style-number text:level="2" style:num-prefix="(" style:num-suffix=")" style:num-format="a">
        <style:list-level-properties text:space-before="1.27cm" text:min-label-width="0.635cm"/>
      </text:list-level-style-number>
      <text:list-level-style-number text:level="3" style:num-prefix="(" style:num-suffix=")" style:num-format="a">
        <style:list-level-properties text:space-before="1.905cm" text:min-label-width="0.635cm"/>
      </text:list-level-style-number>
      <text:list-level-style-number text:level="4" style:num-prefix="(" style:num-suffix=")" style:num-format="a">
        <style:list-level-properties text:space-before="2.54cm" text:min-label-width="0.635cm"/>
      </text:list-level-style-number>
      <text:list-level-style-number text:level="5" style:num-prefix="(" style:num-suffix=")" style:num-format="a">
        <style:list-level-properties text:space-before="3.175cm" text:min-label-width="0.635cm"/>
      </text:list-level-style-number>
      <text:list-level-style-number text:level="6" style:num-prefix="(" style:num-suffix=")" style:num-format="a">
        <style:list-level-properties text:space-before="3.81cm" text:min-label-width="0.635cm"/>
      </text:list-level-style-number>
      <text:list-level-style-number text:level="7" style:num-prefix="(" style:num-suffix=")" style:num-format="a">
        <style:list-level-properties text:space-before="4.445cm" text:min-label-width="0.635cm"/>
      </text:list-level-style-number>
      <text:list-level-style-number text:level="8" style:num-prefix="(" style:num-suffix=")" style:num-format="a">
        <style:list-level-properties text:space-before="5.08cm" text:min-label-width="0.635cm"/>
      </text:list-level-style-number>
      <text:list-level-style-number text:level="9" style:num-prefix="(" style:num-suffix=")" style:num-format="a">
        <style:list-level-properties text:space-before="5.715cm" text:min-label-width="0.635cm"/>
      </text:list-level-style-number>
      <text:list-level-style-number text:level="10" style:num-prefix="(" style:num-suffix=")" style:num-format="a">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wards a Rigorous Introduction to Computers</text:p>
      <text:p text:style-name="Standard"/>
      <text:p text:style-name="Standard"/>
      <text:p text:style-name="Standard"/>
      <text:p text:style-name="P2">This is a collection of notes and thoughts about what I might like to see come from any scheme that teaches computing to a mass market at a secondary level. Because I am not an expert in any of this I fully expect that part of what I say here will end up rubbish or at a minimum pretentious, but I hope that there will be at least some wheat amongst the chaff.</text:p>
      <text:p text:style-name="P2"/>
      <text:p text:style-name="P2">I wish to start by trying to set out some ideas about goals and outcomes, since without those it seems pretty pointless developing tactics. And a key challenge here is deciding what I believe the key, important and characteristic issues are that separate Computing from other areas. Of course there will be plenty of issues where topic X (say “first declension nouns”) belongs in one subject area, Latin, while another topic Y (say “logarithms”) belongs elsewhere in Maths. But I start with a view that any proper subject has an associated group of concerns or an ethos that is at a higher level of abstraction than these detailed topics, so let's try to start there.</text:p>
      <text:p text:style-name="P2"/>
      <text:p text:style-name="P2">For Computing (as distinct from Information Technology) the feelings and ideas I would hope to see fostered <text:s/>might include or overlap:</text:p>
      <text:p text:style-name="P2"/>
      <text:list text:style-name="L1">
        <text:list-item>
          <text:p text:style-name="P4"><text:span text:style-name="T1">(Virtual) World Domination: </text:span>Almost everything can be modelled digitally (rather than in an analog manner), and that one real item may be representable in many possible ways, some of which will be more suitable for certain forms of use. This is a statement about universality both for data representation and for manipulation. It goes on to reduce from “digital” to “in terms of yes/no (bits)” and the concept that space and time and colour and all other attributes you may think of can in the end be reduced to bit-streams. And that even the most complicated procedures can be expressed as the consequence of or the choreography of sequences of yes/no decisions. This though then gets paired with the observation that binary choices are so very natural to realise in the physical world (light switches, punched cards, the pressing of a key to make Morse code, ticking a box for multiple choice,...) and that making a “machine” behave in a way where its behaviour patters are controlled by simple choices is also natural. So the full mind-set here is “All data can be modelled digitally. All processes can be modelled digitally. Digital processing is mechanisable, so maybe if we can understand and control it we can do pretty much everything we need”.</text:p>
        </text:list-item>
        <text:list-item>
          <text:p text:style-name="P4"><text:span text:style-name="T1">I can do it all!</text:span> At least in principle every part of a physical computer is understandable to a level where one could imagine building it. This is not mere assembly out of major pre-built components, but building those components and their sub-parts all the way down to where some of them started as grains of sand. This is of course a pretty direct consequence of the fact that all the electronics is digital so boolean logic making up gates and flip-flops provides all the capability you need. Similarly there is no software that is beyond comprehension and that one can not imagine re-creating from scratch (given truly unlimited time!). Compilers, Word processors, Operating systems, Video games and all the rest are not special things only creatable by special people – they are all merely examples of what can be done by just writing rather a lot of code where each part of it is not very unlike that which even beginners can understand. Furthermore the desktop machines we have today are more than capable enough that they do not of themselves impose any fundamental limitation on what can be achieved by a sufficiently persistent programmer. Of course there are practical matters – first the “walk before you run” and then the sheer scale of a major implementation project that mean many things are in reality beyond the scope of any individual and even more so any novice, but that is mere practicality and should not divert one's attention from the dream.</text:p>
        </text:list-item>
        <text:list-item>
          <text:p text:style-name="P4"><text:span text:style-name="T1">Paradoxical: </text:span>One of the first things one understands about a computer is that it “Only Does <text:soft-page-break/>What It Has Been Told To”. For immediate purposes we can restrict attention to cases where everything is deterministic, and then all computation can be treated in a strict reductionist way. One way to think onwards from there is that the computer follows some rules mindlessly, so we might want to understand <text:span text:style-name="T1">exactly </text:span>what those rules are because sloppy thinking or incomplete understanding might lead to surprises. And this way of thinking about computers is totally proper and correct. However simultaneously there is a second Great Truth about Computing. And that is that certainly in practise an in fact even in theory you can not predict what the consequences of your instructions to the computer will be. Computers are not tame animals, they are wild, and gaining any real mastery of them is a most delicate and slippery process. I believe anybody who really understands computation must have internalised this conflict. In the sense of Orwell's doublethink they must be happy with the true fact that computers and programs are explicable, predictable and reliable and the equally true fact that computers and programs are inexplicable, unpredictable and hence unreliable. And that this is not merely a matter of large programs becoming unwieldy (although that builds on it to make them a particular nightmare) it is true even in the small.</text:p>
          <text:p text:style-name="P4">I think I do want to give a few concrete illustrations here, showing the issue being true at several levels of sophistication. First consider the iteration n := n/2 if n is even and n := 3n+1 if n is odd. The rule for evolving a sequence of values for n is very simple, but prediction of how the sequence will evolve is jolly hard. Now is this problem because the rule is in two clauses, one for odd and the other for even n? No – consider basically the same question but with the seven simpler iteration z := z<text:span text:style-name="T2">²</text:span> + <text:span text:style-name="T2">λ</text:span> then (provided we have done enough maths to know about complex numbers) we recognise we have a very simply described computation leading to a jolly complicated-looking Mandelbrot set. Finally and at yet deeper levels the entire study of computational complexity and computability (eg the Halting Problem) illustrate how far from being “tame” computing really is.</text:p>
        </text:list-item>
        <text:list-item>
          <text:p text:style-name="P4"><text:span text:style-name="T1">Layers of Abstraction:</text:span> Computing is a really prime area where it becomes not just interesting, not just worthwhile but essential to look at the same issue in many different ways. If I go to a shop and buy a mobile phone and then ask “what have I just bought” there are answers relating the device physics and how transistors are made out of doped silicon. For the digital parts there are issues of boolean logical, then state machines, then partitioning an architecture into cpu/bus/memory, then machine code, interfacing code to hardware, higher level operating software, user interface issues and then all the fun of communication across the phone network. The issue I want people to understand (first) is not so much the details of all of these but the fact that each builds upon and relies upon the lower ones. And that if you do not achieve clear thought about these levels of abstraction your attempts to describe what goes on will fail.</text:p>
          <text:p text:style-name="P4">An especially fine example of the importance of being able to be able to discriminate between different layers arises when debugging. You may have misunderstood the problem. You may have devised a wrong-minded approach to solving it. You may have misunderstood the semantics of your language or library. You may have a typo that means your code is syntactically OK but does not do what you intended. You may have a type error or a syntax error leading to compilation failure. If you are seriously unlucky (and old-timers have suffered such) the compiler you are using may be faulty or the hardware may not do what is expected (eg the famous Intel floating point glitches!). Unless you understand layers your attempts to debug will be at nest inefficient and in general are doomed.</text:p>
        </text:list-item>
        <text:list-item>
          <text:p text:style-name="P4"><text:span text:style-name="T1">There are clever ways to do things:</text:span> This is what lots of the study of algorithms is about! But this view of Computing as a distillate of ingenuity is something I view as pervasive. With computers if the obvious way of doing something is the best way then that fact is a fresh cause for awe and wonder. Every place you look in the technology there you find more cases where somebody has found a solution that is not just clever but that has a real elegance. Register machines are universal. The Travelling Salesman Problem is”universal” (in the sense of being NP complete), Quicksort and Heapsort, and even the fact that in some <text:soft-page-break/>cases Bubblesort beats either of them. Discrete Cosine transforms for JPEG compression. Virtual memory, caches. Pipelined computer architectures, Alpha-beta pruning, Kleene's theorem about finite automata, ... and many many many more. Well I agree that most of the things I have cited are too hard for the age band under consideration, but I want people to end up ready to be gobsmacked by the cleverness of Dijkstra, Knuth, Amdahl and Cray, the RSA guys and so many more. And even more amazed by the fact that once the ideas are explained most of them <text:span text:style-name="T1">really</text:span> make sense and have immediate practical applications.</text:p>
        </text:list-item>
        <text:list-item>
          <text:p text:style-name="P4"><text:span text:style-name="T1">Explaining precisely what you want done is hard: </text:span>This is in many respects a version of (b) above reflected in the mirror of human limitation. Earlier I wanted people to absorb that it is hard to predict the outcome of even the simplest set of rules (see cellular automate for this too), but now I want to make people face up the the gulf between the tireless literality of a computer and the frailty of a human who is trying to provide directions. Again the development of special mental and emotional skills is called for. A programmer has to avoid feeling unduly bad when what they present to the computer does not behave as they desired. They must recognise that everything they and everybody else does is flawed, and they must not thereby become dispirited, and if the person on the next table seems to be getting along better they must not be upset, panic or give up. But equally they need enough of an instinct for perfection and a truly neurotic awareness of their own limits to design all they do for validation and then for correction. They should evolve a nose for parts of a program that are error-prone that is akin to the instincts that the best fictional detectives have. Very many students get frustrated when what they try (hardware or software) does not work first or second time. Instead of keeping calm they end up making frantic random changes often making things worse. If they remove a symptom they will often have done so ending up with a mess that they do not really understand. They believe that they can not command the machine and give up. Often the student who finishes an exercise first will be the one who has tested their “solution” least.</text:p>
          <text:p text:style-name="P4">This area leads towards the need for formal exercises in specification and design, and the problems of getting things right escalate badly with group working, but here I want to get people able to cope with the problem and their own emotional response to it before looking at the various (partial) solutions that may exist.</text:p>
        </text:list-item>
        <text:list-item>
          <text:p text:style-name="P4"><text:span text:style-name="T1">Computing is about People.</text:span> Its about people at several levels. One is that computers do not exist in a vacuum, but are used by people, so need a human computer interface, and good interface design is hard and needs deep understanding. Another is that its a key technology for communication between people and the storage and dissemination of human knowledge. A third is that programs are ultimately written by people and hardware designed by people, and understanding and easing that process is important - hence software engineering, and project management under uncertainty, as well as people friendly tools and languages. Large programs, in terms of the number of interacting design decisions that need to be made are probably the most complex entities built by people. Finally as part of the "modelling of everything" language, people, behaviour and thinking are modelled, that leads to insights in philosophy, and just maybe is a tool to explore how the brain works.</text:p>
        </text:list-item>
      </text:list>
      <text:p text:style-name="P2"/>
      <text:p text:style-name="P2">Now I could go on, but in various ways I believe that each of the aspects (a) to (g) above lead to Computing inhabiting a mental landscape that is quite distinctive. I will obviously take the line that Maths and Physics are the closest relatives. Maths can claim to be a universal language underpinning all science. Physics provides many ways to measure things that are ingenious in the same sense that many computer algorithms are (eg there are loads of clever things you can do at least at A-level with metre rules pivoted part way along and used as pendulums). But Computing has all the above challenges and I view them as both as real challenges to get across to people and real causes of excitement to those who acclimatise to them.</text:p>
      <text:p text:style-name="P2"/>
      <text:p text:style-name="P2">Thanks to Jack Lang for valuable input.</text:p>
      <text:p text:style-name="P2"><text:soft-page-break/></text:p>
      <text:p text:style-name="P2"/>
      <text:p text:style-name="P2"/>
      <text:p text:style-name="P3"/>
      <text:p text:style-name="P3">Arthur Norman</text:p>
      <text:p text:style-name="P3">acn1@cam.ac.uk</text:p>
      <text:p text:style-name="P3">28 May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Thorndale AMT" svg:font-family="'Thorndale AMT'" style:font-family-generic="roman" style:font-pitch="variable"/>
    <style:font-face style:name="Albany AMT" svg:font-family="'Albany AMT'" style:font-family-generic="swiss" style:font-pitch="variable"/>
    <style:font-face style:name="Segoe UI" svg:font-family="'Segoe UI'"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GB"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5-28T14:40:39</meta:creation-date>
    <dc:creator>Arthur Norman</dc:creator>
    <dc:date>2008-05-31T07:31:13</dc:date>
    <meta:editing-cycles>5</meta:editing-cycles>
    <meta:editing-duration>PT4H36M23S</meta:editing-duration>
    <meta:user-defined meta:name="Info 1"/>
    <meta:user-defined meta:name="Info 2"/>
    <meta:user-defined meta:name="Info 3"/>
    <meta:user-defined meta:name="Info 4"/>
    <meta:document-statistic meta:table-count="0" meta:image-count="0" meta:object-count="0" meta:page-count="4" meta:paragraph-count="19" meta:word-count="2252" meta:character-count="12979"/>
  </office:meta>
</office:document-meta>
</file>